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9aeb" officeooo:paragraph-rsid="00069aeb"/>
    </style:style>
    <style:style style:name="P2" style:family="paragraph" style:parent-style-name="Standard">
      <style:text-properties officeooo:paragraph-rsid="00069aeb"/>
    </style:style>
    <style:style style:name="P3" style:family="paragraph" style:parent-style-name="Standard">
      <style:text-properties officeooo:paragraph-rsid="00069aeb"/>
    </style:style>
    <style:style style:name="T1" style:family="text">
      <style:text-properties officeooo:rsid="00069aeb"/>
    </style:style>
    <style:style style:name="T2" style:family="text">
      <style:text-properties officeooo:rsid="0009d9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Calculer les positions dans l’inputbox + simplement</text:p>
      <text:p text:style-name="P1">- Rendre le bot + intelligent</text:p>
      <text:p text:style-name="P2"><text:span text:style-name="T1">- Mettre en évidence le dernier coup</text:span></text:p>
      <text:p text:style-name="P2">- <text:span text:style-name="T1">proposer plusieurs FONT (constantes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8T12:05:12.446700495</meta:creation-date>
    <dc:date>2021-11-17T10:00:05.872369850</dc:date>
    <meta:editing-duration>PT12H1M3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6" meta:character-count="156" meta:non-whitespace-character-count="134"/>
  </office:meta>
</office:document-meta>
</file>